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31" draw:gradient-step-count="0" draw:textarea-vertical-align="middle" loext:decorative="false"/>
    </style:style>
    <style:style style:name="gr2" style:family="graphic" style:parent-style-name="standard">
      <style:graphic-properties svg:stroke-width="0.01cm" svg:stroke-color="#224b12" draw:marker-start-width="0.215cm" draw:marker-end-width="0.215cm" draw:fill="gradient" draw:fill-color="#bbe33d" draw:fill-gradient-name="DegVert30" draw:gradient-step-count="0" draw:textarea-vertical-align="middle" fo:padding-top="0.13cm" fo:padding-bottom="0.13cm" fo:padding-left="0.255cm" fo:padding-right="0.255cm" loext:decorative="false"/>
    </style:style>
    <style:style style:name="P1" style:family="paragraph">
      <loext:graphic-properties draw:fill="gradient" draw:fill-gradient-name="Gradient_20_31" draw:gradient-step-count="0"/>
      <style:paragraph-properties fo:text-align="center"/>
    </style:style>
    <style:style style:name="P2" style:family="paragraph">
      <loext:graphic-properties draw:fill="gradient" draw:fill-color="#bbe33d" draw:fill-gradient-name="DegVert30" draw:gradient-step-count="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.945cm" svg:height="0.861cm" svg:x="0.03cm" svg:y="0.873cm" svg:viewBox="0 0 1946 862" draw:points="0,862 1703,862 1946,0 912,0">
          <text:p/>
        </draw:polygon>
        <draw:polygon draw:style-name="gr2" draw:text-style-name="P2" draw:layer="layout" svg:width="0.138cm" svg:height="0.339cm" svg:x="0.902cm" svg:y="0.698cm" svg:viewBox="0 0 139 340" draw:points="69,340 69,245 65,220 46,183 24,157 9,128 0,76 1,39 5,21 19,57 31,108 43,140 64,182 66,128 80,31 82,179 97,122 111,61 119,30 128,13 139,0 137,39 129,97 119,139 102,177 87,210 82,239 81,280 82,323 85,339">
          <text:p/>
        </draw:polygon>
        <draw:polygon draw:style-name="gr2" draw:text-style-name="P2" draw:layer="layout" svg:width="0.192cm" svg:height="0.47cm" svg:x="0.648cm" svg:y="0.835cm" svg:viewBox="0 0 193 471" draw:points="96,471 96,340 90,304 65,253 33,218 13,177 0,105 2,54 7,28 27,79 43,149 60,194 88,252 92,177 111,42 114,248 135,169 154,84 165,42 177,18 193,0 190,54 180,134 165,192 141,245 121,291 114,331 112,388 114,448 118,469">
          <text:p/>
        </draw:polygon>
        <draw:polygon draw:style-name="gr2" draw:text-style-name="P2" draw:layer="layout" svg:width="0.274cm" svg:height="0.67cm" svg:x="0.344cm" svg:y="0.941cm" svg:viewBox="0 0 275 671" draw:points="136,671 136,484 128,433 92,361 47,310 18,252 0,150 2,77 10,40 38,112 62,213 85,276 126,359 131,252 159,60 162,353 192,241 220,120 236,60 253,25 275,0 271,77 256,191 236,274 201,349 173,415 162,472 160,553 163,638 167,668">
          <text:p/>
        </draw:polygon>
        <draw:polygon draw:style-name="gr2" draw:text-style-name="P2" draw:layer="layout" svg:width="0.167cm" svg:height="0.345cm" svg:x="1.316cm" svg:y="0.692cm" svg:viewBox="0 0 168 346" draw:points="83,346 83,250 78,223 56,186 29,160 11,130 0,77 1,40 6,21 23,58 38,110 52,142 77,185 80,130 97,31 99,182 117,124 134,62 144,31 154,13 168,0 165,40 156,98 144,141 123,180 105,214 99,243 98,285 100,329 102,344">
          <text:p/>
        </draw:polygon>
        <draw:polygon draw:style-name="gr2" draw:text-style-name="P2" draw:layer="layout" svg:width="0.186cm" svg:height="0.47cm" svg:x="1.127cm" svg:y="0.835cm" svg:viewBox="0 0 187 471" draw:points="93,471 93,340 87,304 63,253 32,218 12,177 0,105 2,54 7,28 26,79 42,149 58,194 86,252 89,177 108,42 110,248 130,169 149,84 160,42 172,18 187,0 184,54 174,134 160,192 137,245 117,291 110,331 109,388 111,448 114,469">
          <text:p/>
        </draw:polygon>
        <draw:polygon draw:style-name="gr2" draw:text-style-name="P2" draw:layer="layout" svg:width="0.31cm" svg:height="0.676cm" svg:x="0.808cm" svg:y="0.935cm" svg:viewBox="0 0 311 677" draw:points="154,677 154,488 145,437 104,364 53,313 21,254 0,151 3,78 11,41 43,113 70,215 96,278 142,362 149,254 180,61 183,356 217,243 248,121 266,60 286,25 311,0 306,78 289,192 266,276 228,352 195,419 183,476 181,557 184,644 189,674">
          <text:p/>
        </draw:polygon>
        <draw:polygon draw:style-name="gr2" draw:text-style-name="P2" draw:layer="layout" svg:width="0.167cm" svg:height="0.347cm" svg:x="1.648cm" svg:y="0.69cm" svg:viewBox="0 0 168 348" draw:points="83,348 83,251 78,225 56,187 29,161 11,131 0,78 1,40 6,21 23,58 38,110 52,143 77,186 80,131 97,31 99,183 117,125 134,62 144,31 154,13 168,0 165,40 156,99 144,142 123,181 105,215 99,245 98,287 100,331 102,346">
          <text:p/>
        </draw:polygon>
        <draw:polygon draw:style-name="gr2" draw:text-style-name="P2" draw:layer="layout" svg:width="0.229cm" svg:height="0.47cm" svg:x="1.511cm" svg:y="0.835cm" svg:viewBox="0 0 230 471" draw:points="114,471 114,340 107,304 77,253 39,218 15,177 0,105 2,54 8,28 32,79 52,149 71,194 105,252 110,177 133,42 135,248 160,169 184,84 197,42 211,18 230,0 227,54 214,134 197,192 168,245 144,291 135,331 134,388 136,448 140,469">
          <text:p/>
        </draw:polygon>
        <draw:polygon draw:style-name="gr2" draw:text-style-name="P2" draw:layer="layout" svg:width="0.342cm" svg:height="0.7cm" svg:x="1.276cm" svg:y="0.911cm" svg:viewBox="0 0 343 701" draw:points="170,701 170,506 160,453 115,377 58,324 23,263 0,157 3,81 13,42 48,117 77,222 106,288 157,375 164,263 198,63 202,369 239,252 274,125 294,62 315,26 343,0 338,81 319,199 294,286 251,364 215,434 202,493 200,577 203,666 209,698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DegVert30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31" draw:display-name="Gradient 31" draw:style="linear" draw:start-color="#b47804" draw:end-color="#813709" draw:start-intensity="100%" draw:end-intensity="100%" draw:angle="164deg" draw:border="0%">
      <loext:gradient-stop svg:offset="0" loext:color-type="rgb" loext:color-value="#b47804"/>
      <loext:gradient-stop svg:offset="1" loext:color-type="rgb" loext:color-value="#813709"/>
    </draw:gradient>
    <draw:gradient draw:name="Gradient_20_32" draw:display-name="Gradient 32" draw:style="linear" draw:start-color="#ffff00" draw:end-color="#ff8000" draw:start-intensity="100%" draw:end-intensity="100%" draw:angle="30deg" draw:border="0%">
      <loext:gradient-stop svg:offset="0" loext:color-type="rgb" loext:color-value="#ffff00"/>
      <loext:gradient-stop svg:offset="1" loext:color-type="rgb" loext:color-value="#ff8000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4-12-23T14:03:17.604416767</dc:date>
    <dc:creator>Marc</dc:creator>
    <meta:editing-duration>PT2H15M45S</meta:editing-duration>
    <meta:editing-cycles>17</meta:editing-cycles>
    <meta:generator>LibreOffice/24.2.7.2$Linux_X86_64 LibreOffice_project/420$Build-2</meta:generator>
    <meta:document-statistic meta:object-count="10"/>
  </office:meta>
</office:document-meta>
</file>